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 svg:font-family="'Nimbus Roman No9 L', 'Times New Roman', Times, serif"/>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41in" style:rel-column-width="4317*"/>
    </style:style>
    <style:style style:name="Table2.B" style:family="table-column">
      <style:table-column-properties style:column-width="4.0208in" style:rel-column-width="39369*"/>
    </style:style>
    <style:style style:name="Table2.C" style:family="table-column">
      <style:table-column-properties style:column-width="2.2313in" style:rel-column-width="2184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999999" officeooo:rsid="001de0d5" officeooo:paragraph-rsid="001de0d5"/>
    </style:style>
    <style:style style:name="P2" style:family="paragraph" style:parent-style-name="Footer">
      <style:text-properties fo:color="#999999" officeooo:rsid="001de0d5" officeooo:paragraph-rsid="001de0d5"/>
    </style:style>
    <style:style style:name="P3" style:family="paragraph" style:parent-style-name="Heading">
      <style:paragraph-properties fo:text-align="center" style:justify-single-word="false"/>
      <style:text-properties style:font-name="Times New Roman" officeooo:paragraph-rsid="0014085c"/>
    </style:style>
    <style:style style:name="P4" style:family="paragraph" style:parent-style-name="Heading">
      <style:paragraph-properties fo:text-align="center" style:justify-single-word="false"/>
      <style:text-properties style:font-name="Times New Roman" officeooo:paragraph-rsid="0015c4d7"/>
    </style:style>
    <style:style style:name="P5" style:family="paragraph" style:parent-style-name="Heading">
      <style:paragraph-properties fo:text-align="center" style:justify-single-word="false" fo:break-before="page"/>
      <style:text-properties style:font-name="Times New Roman" officeooo:paragraph-rsid="0015c4d7"/>
    </style:style>
    <style:style style:name="P6" style:family="paragraph" style:parent-style-name="Text_20_body">
      <style:paragraph-properties fo:break-before="page"/>
    </style:style>
    <style:style style:name="P7" style:family="paragraph" style:parent-style-name="Text_20_body">
      <style:text-properties style:font-name="Times New Roman"/>
    </style:style>
    <style:style style:name="P8" style:family="paragraph" style:parent-style-name="Text_20_body">
      <style:paragraph-properties fo:text-align="center" style:justify-single-word="false"/>
      <style:text-properties style:font-name="Times New Roman" officeooo:paragraph-rsid="0014085c"/>
    </style:style>
    <style:style style:name="P9" style:family="paragraph" style:parent-style-name="Text_20_body">
      <style:paragraph-properties fo:text-align="center" style:justify-single-word="false"/>
      <style:text-properties style:font-name="Times New Roman" officeooo:paragraph-rsid="0015c4d7"/>
    </style:style>
    <style:style style:name="P10" style:family="paragraph" style:parent-style-name="Text_20_body">
      <style:paragraph-properties fo:text-align="end" style:justify-single-word="false"/>
      <style:text-properties style:font-name="Times New Roman" officeooo:rsid="0015bd8d" officeooo:paragraph-rsid="0015bd8d"/>
    </style:style>
    <style:style style:name="P11" style:family="paragraph" style:parent-style-name="Text_20_body">
      <style:paragraph-properties fo:text-align="end" style:justify-single-word="false"/>
      <style:text-properties style:font-name="Times New Roman" officeooo:rsid="0015bd8d" officeooo:paragraph-rsid="0015c4d7"/>
    </style:style>
    <style:style style:name="P12" style:family="paragraph" style:parent-style-name="Text_20_body">
      <style:paragraph-properties fo:text-align="center" style:justify-single-word="false"/>
      <style:text-properties style:font-name="Times New Roman" officeooo:rsid="0015bd8d" officeooo:paragraph-rsid="0015bd8d"/>
    </style:style>
    <style:style style:name="P13" style:family="paragraph" style:parent-style-name="Text_20_body">
      <style:paragraph-properties fo:text-align="center" style:justify-single-word="false"/>
      <style:text-properties style:font-name="Times New Roman" officeooo:rsid="0015bd8d" officeooo:paragraph-rsid="0015c4d7"/>
    </style:style>
    <style:style style:name="P14" style:family="paragraph" style:parent-style-name="Text_20_body">
      <style:text-properties style:font-name="Times New Roman" fo:font-size="14pt" officeooo:rsid="0014085c" officeooo:paragraph-rsid="0014085c"/>
    </style:style>
    <style:style style:name="P15" style:family="paragraph" style:parent-style-name="Text_20_body">
      <style:text-properties style:font-name="Times New Roman" fo:font-size="14pt" officeooo:rsid="0014085c" officeooo:paragraph-rsid="0015c4d7"/>
    </style:style>
    <style:style style:name="P16" style:family="paragraph" style:parent-style-name="Text_20_body">
      <style:text-properties style:font-name="Times New Roman" officeooo:paragraph-rsid="0015c4d7"/>
    </style:style>
    <style:style style:name="P17" style:family="paragraph" style:parent-style-name="Text_20_body">
      <style:paragraph-properties fo:text-align="end" style:justify-single-word="false"/>
      <style:text-properties style:font-name="Times New Roman" officeooo:paragraph-rsid="0015c4d7"/>
    </style:style>
    <style:style style:name="P18" style:family="paragraph" style:parent-style-name="Text_20_body">
      <style:paragraph-properties fo:line-height="150%"/>
      <style:text-properties style:font-name="Times New Roman" fo:font-weight="bold" officeooo:rsid="0015bd8d" officeooo:paragraph-rsid="0019b715" style:font-weight-asian="bold" style:font-weight-complex="bold"/>
    </style:style>
    <style:style style:name="P19" style:family="paragraph" style:parent-style-name="Text_20_body">
      <style:paragraph-properties fo:line-height="150%"/>
      <style:text-properties style:font-name="Times New Roman" fo:font-size="16.2000007629395pt" fo:font-style="italic" fo:font-weight="bold" officeooo:rsid="0015bd8d" officeooo:paragraph-rsid="0019b715" style:font-size-asian="18.2000007629395pt" style:font-style-asian="italic" style:font-weight-asian="bold" style:font-size-complex="18.2000007629395pt" style:font-style-complex="italic" style:font-weight-complex="bold"/>
    </style:style>
    <style:style style:name="P20" style:family="paragraph" style:parent-style-name="Text_20_body">
      <style:paragraph-properties fo:text-align="center"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1" style:family="paragraph" style:parent-style-name="Text_20_body">
      <style:paragraph-properties fo:text-align="start" style:justify-single-word="false"/>
      <style:text-properties style:font-name="Times New Roman" fo:font-size="14.1999998092651pt" fo:font-style="italic" fo:font-weight="normal" officeooo:rsid="0019b715" officeooo:paragraph-rsid="0019b715" style:font-size-asian="18.2000007629395pt" style:font-style-asian="italic" style:font-weight-asian="normal" style:font-size-complex="18.2000007629395pt" style:font-style-complex="italic" style:font-weight-complex="normal"/>
    </style:style>
    <style:style style:name="P22" style:family="paragraph" style:parent-style-name="Text_20_body">
      <style:paragraph-properties fo:text-align="start" style:justify-single-word="false"/>
      <style:text-properties fo:font-size="14.1999998092651pt" officeooo:rsid="0019b715" officeooo:paragraph-rsid="0019b715" style:font-size-asian="18.2000007629395pt" style:font-size-complex="18.2000007629395pt"/>
    </style:style>
    <style:style style:name="P23" style:family="paragraph" style:parent-style-name="Text_20_body">
      <style:paragraph-properties fo:text-align="start" style:justify-single-word="false"/>
      <style:text-properties officeooo:paragraph-rsid="0019b715"/>
    </style:style>
    <style:style style:name="P24" style:family="paragraph" style:parent-style-name="Text_20_body">
      <style:text-properties officeooo:rsid="0019b715" officeooo:paragraph-rsid="0019b715"/>
    </style:style>
    <style:style style:name="P25" style:family="paragraph" style:parent-style-name="Text_20_body">
      <style:text-properties officeooo:rsid="001cb4a9" officeooo:paragraph-rsid="001cb4a9"/>
    </style:style>
    <style:style style:name="P26" style:family="paragraph" style:parent-style-name="Text_20_body">
      <style:paragraph-properties fo:line-height="150%"/>
      <style:text-properties officeooo:rsid="001cb4a9" officeooo:paragraph-rsid="001cb4a9"/>
    </style:style>
    <style:style style:name="P27" style:family="paragraph" style:parent-style-name="Text_20_body">
      <style:paragraph-properties fo:line-height="150%"/>
      <style:text-properties officeooo:rsid="001de0d5" officeooo:paragraph-rsid="001de0d5"/>
    </style:style>
    <style:style style:name="P28" style:family="paragraph" style:parent-style-name="Title">
      <style:text-properties style:font-name="Times New Roman"/>
    </style:style>
    <style:style style:name="P29" style:family="paragraph" style:parent-style-name="Title">
      <style:text-properties style:font-name="Times New Roman" fo:font-weight="normal" style:font-weight-asian="normal" style:font-weight-complex="normal"/>
    </style:style>
    <style:style style:name="P30" style:family="paragraph" style:parent-style-name="Title">
      <style:text-properties style:font-name="Times New Roman" fo:font-weight="normal" officeooo:paragraph-rsid="0015c4d7" style:font-weight-asian="normal" style:font-weight-complex="normal"/>
    </style:style>
    <style:style style:name="P31" style:family="paragraph" style:parent-style-name="Title">
      <style:text-properties style:font-name="Times New Roman" officeooo:paragraph-rsid="0015c4d7"/>
    </style:style>
    <style:style style:name="P32" style:family="paragraph" style:parent-style-name="Table_20_Contents">
      <style:paragraph-properties fo:text-align="center" style:justify-single-word="false"/>
      <style:text-properties style:font-name="Times New Roman"/>
    </style:style>
    <style:style style:name="P33" style:family="paragraph" style:parent-style-name="Table_20_Contents">
      <style:paragraph-properties fo:text-align="start" style:justify-single-word="false"/>
      <style:text-properties style:font-name="Times New Roman"/>
    </style:style>
    <style:style style:name="P34" style:family="paragraph" style:parent-style-name="Table_20_Contents">
      <style:paragraph-properties fo:text-align="start" style:justify-single-word="false"/>
      <style:text-properties style:font-name="Times New Roman" officeooo:rsid="0019b715" officeooo:paragraph-rsid="0019b715"/>
    </style:style>
    <style:style style:name="P35" style:family="paragraph" style:parent-style-name="Subtitle">
      <style:text-properties officeooo:paragraph-rsid="0015c4d7"/>
    </style:style>
    <style:style style:name="P36" style:family="paragraph" style:parent-style-name="Heading_20_2" style:list-style-name=""/>
    <style:style style:name="P37" style:family="paragraph" style:parent-style-name="Heading_20_2">
      <style:paragraph-properties fo:break-before="page"/>
    </style:style>
    <style:style style:name="P38" style:family="paragraph" style:parent-style-name="Heading_20_1">
      <style:paragraph-properties fo:text-align="center" style:justify-single-word="false"/>
      <style:text-properties style:font-name="Times New Roman" fo:font-size="18.2000007629395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39" style:family="paragraph" style:parent-style-name="Heading_20_1" style:list-style-name=""/>
    <style:style style:name="P40" style:family="paragraph" style:parent-style-name="Heading_20_1">
      <style:paragraph-properties fo:break-before="page"/>
    </style:style>
    <style:style style:name="P41" style:family="paragraph" style:parent-style-name="Text_20_body">
      <style:text-properties style:font-name="Times New Roman"/>
    </style:style>
    <style:style style:name="P42" style:family="paragraph" style:parent-style-name="Text_20_body">
      <style:text-properties style:font-name="Times New Roman" officeooo:paragraph-rsid="0015c4d7"/>
    </style:style>
    <style:style style:name="P43" style:family="paragraph" style:parent-style-name="Text_20_body">
      <style:paragraph-properties fo:text-align="start" style:justify-single-word="false"/>
      <style:text-properties fo:font-size="14.1999998092651pt" officeooo:rsid="0019b715" officeooo:paragraph-rsid="0019b715" style:font-size-asian="18.2000007629395pt" style:font-size-complex="18.2000007629395pt"/>
    </style:style>
    <style:style style:name="P44" style:family="paragraph" style:parent-style-name="Text_20_body">
      <style:text-properties officeooo:rsid="0019b715" officeooo:paragraph-rsid="0019b715"/>
    </style:style>
    <style:style style:name="P45" style:family="paragraph" style:parent-style-name="Text_20_body">
      <style:paragraph-properties fo:text-align="end" style:justify-single-word="false"/>
      <style:text-properties officeooo:rsid="0019b715" officeooo:paragraph-rsid="0019b715"/>
    </style:style>
    <style:style style:name="P46" style:family="paragraph" style:parent-style-name="Text_20_body">
      <style:paragraph-properties fo:line-height="150%"/>
      <style:text-properties fo:font-weight="bold" officeooo:paragraph-rsid="0019b715" style:font-weight-asian="bold" style:font-weight-complex="bold"/>
    </style:style>
    <style:style style:name="P47" style:family="paragraph" style:parent-style-name="Text_20_body">
      <style:text-properties officeooo:rsid="001de0d5" officeooo:paragraph-rsid="001de0d5"/>
    </style:style>
    <style:style style:name="P48" style:family="paragraph" style:parent-style-name="Text_20_body" style:list-style-name="">
      <style:text-properties officeooo:paragraph-rsid="0023d3c9"/>
    </style:style>
    <style:style style:name="P49" style:family="paragraph" style:parent-style-name="Text_20_body" style:list-style-name="L1">
      <style:text-properties officeooo:rsid="0024278e" officeooo:paragraph-rsid="0024278e"/>
    </style:style>
    <style:style style:name="P50" style:family="paragraph" style:parent-style-name="Text_20_body" style:list-style-name="L1">
      <style:text-properties officeooo:paragraph-rsid="0024278e"/>
    </style:style>
    <style:style style:name="P51" style:family="paragraph" style:parent-style-name="Text_20_body" style:list-style-name="">
      <style:text-properties officeooo:rsid="002579bd" officeooo:paragraph-rsid="002579bd"/>
    </style:style>
    <style:style style:name="P52" style:family="paragraph" style:parent-style-name="Text_20_body" style:list-style-name="">
      <style:text-properties officeooo:rsid="002579bd" officeooo:paragraph-rsid="0025d516"/>
    </style:style>
    <style:style style:name="P53" style:family="paragraph" style:parent-style-name="Text_20_body" style:list-style-name="">
      <style:paragraph-properties fo:text-align="center" style:justify-single-word="false"/>
      <style:text-properties officeooo:rsid="002579bd" officeooo:paragraph-rsid="0025d516"/>
    </style:style>
    <style:style style:name="P54" style:family="paragraph" style:parent-style-name="Text_20_body" style:list-style-name="">
      <style:text-properties officeooo:rsid="0025d516" officeooo:paragraph-rsid="0025d516"/>
    </style:style>
    <style:style style:name="P55" style:family="paragraph" style:parent-style-name="Text_20_body" style:list-style-name="">
      <style:paragraph-properties fo:text-align="center" style:justify-single-word="false"/>
      <style:text-properties officeooo:rsid="0025d516" officeooo:paragraph-rsid="0025d516"/>
    </style:style>
    <style:style style:name="P56" style:family="paragraph" style:parent-style-name="Text_20_body">
      <style:text-properties officeooo:rsid="00264f15" officeooo:paragraph-rsid="00264f15"/>
    </style:style>
    <style:style style:name="P57" style:family="paragraph" style:parent-style-name="Text_20_body">
      <style:paragraph-properties fo:text-align="center" style:justify-single-word="false"/>
      <style:text-properties officeooo:rsid="00264f15" officeooo:paragraph-rsid="00264f15"/>
    </style:style>
    <style:style style:name="P58" style:family="paragraph" style:parent-style-name="Text_20_body" style:list-style-name="">
      <style:paragraph-properties fo:text-align="start" style:justify-single-word="false"/>
      <style:text-properties fo:font-weight="normal" officeooo:rsid="00264f15" officeooo:paragraph-rsid="00264f15" style:font-weight-asian="normal" style:font-weight-complex="normal"/>
    </style:style>
    <style:style style:name="P59" style:family="paragraph" style:parent-style-name="Text_20_body">
      <style:paragraph-properties fo:text-align="start" style:justify-single-word="false"/>
      <style:text-properties fo:font-weight="normal" officeooo:rsid="00277faf" officeooo:paragraph-rsid="00277faf" style:font-weight-asian="normal" style:font-weight-complex="normal"/>
    </style:style>
    <style:style style:name="P60" style:family="paragraph" style:parent-style-name="Text_20_body">
      <style:paragraph-properties fo:text-align="center" style:justify-single-word="false"/>
      <style:text-properties fo:font-weight="normal" officeooo:rsid="00277faf" officeooo:paragraph-rsid="00277faf" style:font-weight-asian="normal" style:font-weight-complex="normal"/>
    </style:style>
    <style:style style:name="P61" style:family="paragraph" style:parent-style-name="Text_20_body">
      <style:paragraph-properties fo:text-align="start" style:justify-single-word="false"/>
      <style:text-properties fo:font-weight="normal" officeooo:rsid="002a0030" officeooo:paragraph-rsid="002a0030" style:font-weight-asian="normal" style:font-weight-complex="normal"/>
    </style:style>
    <style:style style:name="P62" style:family="paragraph" style:parent-style-name="Text_20_body">
      <style:paragraph-properties fo:text-align="start" style:justify-single-word="false"/>
      <style:text-properties officeooo:rsid="002a0030" officeooo:paragraph-rsid="002a0030"/>
    </style:style>
    <style:style style:name="P63" style:family="paragraph" style:parent-style-name="Text_20_body">
      <style:paragraph-properties fo:line-height="100%" fo:text-align="start" style:justify-single-word="false"/>
      <style:text-properties officeooo:rsid="002a0030" officeooo:paragraph-rsid="002a0030"/>
    </style:style>
    <style:style style:name="P64" style:family="paragraph" style:parent-style-name="Text_20_body">
      <style:paragraph-properties fo:text-align="start" style:justify-single-word="false"/>
      <style:text-properties officeooo:paragraph-rsid="002a0030"/>
    </style:style>
    <style:style style:name="P65" style:family="paragraph" style:parent-style-name="Text_20_body">
      <style:paragraph-properties fo:line-height="100%" fo:text-align="start" style:justify-single-word="false"/>
      <style:text-properties officeooo:rsid="002a466c" officeooo:paragraph-rsid="002a466c"/>
    </style:style>
    <style:style style:name="P66" style:family="paragraph" style:parent-style-name="Text_20_body">
      <style:text-properties officeooo:rsid="002bc44e" officeooo:paragraph-rsid="002bc44e"/>
    </style:style>
    <style:style style:name="P67" style:family="paragraph" style:parent-style-name="Text_20_body" style:list-style-name="L2">
      <style:text-properties officeooo:rsid="002bc44e" officeooo:paragraph-rsid="002bc44e"/>
    </style:style>
    <style:style style:name="P68" style:family="paragraph" style:parent-style-name="Text_20_body">
      <style:paragraph-properties fo:line-height="100%" fo:text-align="start" style:justify-single-word="false"/>
      <style:text-properties officeooo:rsid="002bc44e" officeooo:paragraph-rsid="002bc44e"/>
    </style:style>
    <style:style style:name="P69" style:family="paragraph" style:parent-style-name="Text_20_body">
      <style:text-properties officeooo:rsid="002d2552" officeooo:paragraph-rsid="002d2552"/>
    </style:style>
    <style:style style:name="P70" style:family="paragraph" style:parent-style-name="Text_20_body">
      <style:paragraph-properties fo:margin-left="0in" fo:margin-right="0in" fo:orphans="2" fo:widows="2" fo:text-indent="0in" style:auto-text-indent="false"/>
      <style:text-properties officeooo:paragraph-rsid="0023d3c9"/>
    </style:style>
    <style:style style:name="P71" style:family="paragraph" style:parent-style-name="Text_20_body">
      <style:paragraph-properties fo:margin-left="0in" fo:margin-right="0in" fo:orphans="2" fo:widows="2" fo:text-indent="0in" style:auto-text-indent="false"/>
      <style:text-properties officeooo:rsid="0023d3c9" officeooo:paragraph-rsid="0023d3c9"/>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15bd8d"/>
    </style:style>
    <style:style style:name="T2" style:family="text">
      <style:text-properties fo:font-size="14pt"/>
    </style:style>
    <style:style style:name="T3" style:family="text">
      <style:text-properties fo:font-size="14pt" officeooo:rsid="0015bd8d"/>
    </style:style>
    <style:style style:name="T4" style:family="text">
      <style:text-properties officeooo:rsid="0015c4d7"/>
    </style:style>
    <style:style style:name="T5" style:family="text">
      <style:text-properties fo:font-size="14.1999998092651pt" fo:font-style="italic" style:font-size-asian="18.2000007629395pt" style:font-style-asian="italic" style:font-size-complex="18.2000007629395pt" style:font-style-complex="italic"/>
    </style:style>
    <style:style style:name="T6" style:family="text">
      <style:text-properties fo:font-size="14.1999998092651pt" fo:font-style="italic" officeooo:rsid="00190f69" style:font-size-asian="18.2000007629395pt" style:font-style-asian="italic" style:font-size-complex="18.2000007629395pt" style:font-style-complex="italic"/>
    </style:style>
    <style:style style:name="T7" style:family="text">
      <style:text-properties fo:font-size="14.1999998092651pt" fo:font-style="italic" fo:font-weight="bold" style:font-size-asian="18.2000007629395pt" style:font-style-asian="italic" style:font-weight-asian="bold" style:font-size-complex="18.2000007629395pt" style:font-style-complex="italic" style:font-weight-complex="bold"/>
    </style:style>
    <style:style style:name="T8" style:family="text">
      <style:text-properties officeooo:rsid="00190f69"/>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normal" officeooo:rsid="0015c4d7" style:font-style-asian="italic" style:font-weight-asian="normal" style:font-style-complex="italic" style:font-weight-complex="normal"/>
    </style:style>
    <style:style style:name="T12" style:family="text">
      <style:text-properties style:font-name="Times New Roman" officeooo:rsid="0015bd8d"/>
    </style:style>
    <style:style style:name="T13" style:family="text">
      <style:text-properties fo:font-weight="bold"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a6ce9"/>
    </style:style>
    <style:style style:name="T16" style:family="text">
      <style:text-properties fo:font-weight="normal" style:font-weight-asian="normal" style:font-weight-complex="normal"/>
    </style:style>
    <style:style style:name="T17" style:family="text">
      <style:text-properties fo:font-variant="normal" fo:text-transform="none" fo:color="#222222" style:font-name="sans-serif" fo:font-size="10.5pt" fo:letter-spacing="normal" fo:font-style="normal" fo:font-weight="normal"/>
    </style:style>
    <style:style style:name="T18" style:family="text">
      <style:text-properties fo:font-variant="normal" fo:text-transform="none" fo:color="#222222" style:font-name="sans-serif" fo:font-size="10.5pt" fo:letter-spacing="normal" fo:font-style="normal" fo:font-weight="normal" officeooo:rsid="0023d3c9" style:font-weight-asian="normal" style:font-weight-complex="normal"/>
    </style:style>
    <style:style style:name="T19" style:family="text">
      <style:text-properties fo:font-variant="normal" fo:text-transform="none" fo:color="#222222" style:font-name="sans-serif" fo:font-size="10.5pt" fo:letter-spacing="normal" fo:font-style="normal" fo:font-weight="normal" officeooo:rsid="0023d3c9"/>
    </style:style>
    <style:style style:name="T20" style:family="text">
      <style:text-properties fo:font-variant="normal" fo:text-transform="none" fo:color="#222222" style:font-name="sans-serif" fo:font-size="10.5pt" fo:letter-spacing="normal" fo:font-style="normal" fo:font-weight="bold" officeooo:rsid="0023d3c9" style:font-weight-asian="bold" style:font-weight-complex="bold"/>
    </style:style>
    <style:style style:name="T21" style:family="text">
      <style:text-properties officeooo:rsid="0024278e"/>
    </style:style>
    <style:style style:name="T22" style:family="text">
      <style:text-properties style:text-position="super 58%"/>
    </style:style>
    <style:style style:name="T23" style:family="text">
      <style:text-properties style:text-position="0% 100%"/>
    </style:style>
    <style:style style:name="T24" style:family="text">
      <style:text-properties style:text-position="0% 100%" fo:font-weight="bold" style:font-weight-asian="bold" style:font-weight-complex="bold"/>
    </style:style>
    <style:style style:name="T25" style:family="text">
      <style:text-properties style:text-position="0% 100%" fo:font-weight="bold" officeooo:rsid="00277faf" style:font-weight-asian="bold" style:font-weight-complex="bold"/>
    </style:style>
    <style:style style:name="T26" style:family="text">
      <style:text-properties style:text-position="0% 100%" fo:font-weight="bold" officeooo:rsid="0028b17a" style:font-weight-asian="bold" style:font-weight-complex="bold"/>
    </style:style>
    <style:style style:name="T27" style:family="text">
      <style:text-properties style:text-position="0% 100%" fo:font-weight="bold" officeooo:rsid="002a0030" style:font-weight-asian="bold" style:font-weight-complex="bold"/>
    </style:style>
    <style:style style:name="T28" style:family="text">
      <style:text-properties style:text-position="0% 100%" fo:font-weight="normal" style:font-weight-asian="normal" style:font-weight-complex="normal"/>
    </style:style>
    <style:style style:name="T29" style:family="text">
      <style:text-properties style:text-position="0% 100%" fo:font-weight="normal" officeooo:rsid="00277faf" style:font-weight-asian="normal" style:font-weight-complex="normal"/>
    </style:style>
    <style:style style:name="T30" style:family="text">
      <style:text-properties style:text-position="0% 100%" fo:font-weight="normal" officeooo:rsid="0028b17a" style:font-weight-asian="normal" style:font-weight-complex="normal"/>
    </style:style>
    <style:style style:name="T31" style:family="text">
      <style:text-properties style:text-position="0% 100%" fo:font-weight="normal" officeooo:rsid="002a0030" style:font-weight-asian="normal" style:font-weight-complex="normal"/>
    </style:style>
    <style:style style:name="T32" style:family="text">
      <style:text-properties style:text-position="0% 100%" fo:font-style="normal" style:font-style-asian="normal" style:font-style-complex="normal"/>
    </style:style>
    <style:style style:name="T33" style:family="text">
      <style:text-properties style:text-position="0% 100%" fo:font-style="normal" fo:font-weight="bold" style:font-style-asian="normal" style:font-weight-asian="bold" style:font-style-complex="normal" style:font-weight-complex="bold"/>
    </style:style>
    <style:style style:name="T34" style:family="text">
      <style:text-properties style:text-position="0% 100%" officeooo:rsid="002a0030"/>
    </style:style>
    <style:style style:name="T35" style:family="text">
      <style:text-properties style:text-position="0% 100%" officeooo:rsid="002a466c"/>
    </style:style>
    <style:style style:name="T36" style:family="text">
      <style:text-properties style:text-position="sub 58%"/>
    </style:style>
    <style:style style:name="T37" style:family="text">
      <style:text-properties style:text-position="sub 58%" fo:font-weight="normal" style:font-weight-asian="normal" style:font-weight-complex="normal"/>
    </style:style>
    <style:style style:name="T38" style:family="text">
      <style:text-properties style:text-position="sub 58%" fo:font-weight="normal" officeooo:rsid="00277faf" style:font-weight-asian="normal" style:font-weight-complex="normal"/>
    </style:style>
    <style:style style:name="T39" style:family="text">
      <style:text-properties style:text-position="sub 58%" fo:font-weight="normal" officeooo:rsid="002a0030" style:font-weight-asian="normal" style:font-weight-complex="normal"/>
    </style:style>
    <style:style style:name="T40" style:family="text">
      <style:text-properties style:text-position="sub 58%" fo:font-weight="bold" style:font-weight-asian="bold" style:font-weight-complex="bold"/>
    </style:style>
    <style:style style:name="T41" style:family="text">
      <style:text-properties style:text-position="sub 58%" officeooo:rsid="002a0030"/>
    </style:style>
    <style:style style:name="T42" style:family="text">
      <style:text-properties officeooo:rsid="002a0030"/>
    </style:style>
    <style:style style:name="T43" style:family="text">
      <style:text-properties officeooo:rsid="002c463c"/>
    </style:style>
    <style:style style:name="T44" style:family="text">
      <style:text-properties officeooo:rsid="002d255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UNIVERSITATEA “TITU MAIORESCU” DIN BUCUREŞTI </text:p>
      <text:p text:style-name="P3">FACULTATEA DE INFORMATICĂ</text:p>
      <text:p text:style-name="P8"/>
      <text:p text:style-name="P28"/>
      <text:p text:style-name="P28"/>
      <text:p text:style-name="P7"/>
      <text:p text:style-name="P29">LUCRARE DE LICENŢĂ</text:p>
      <text:p text:style-name="P7"/>
      <text:p text:style-name="P7"/>
      <text:p text:style-name="P7"/>
      <text:p text:style-name="P7"/>
      <text:p text:style-name="P7"/>
      <text:p text:style-name="P14">COORDONATOR ŞTIINŢIFIC:</text:p>
      <text:p text:style-name="P7">Conf.univ.dr.ing. Mironela Pîrnău </text:p>
      <text:p text:style-name="P10"><text:span text:style-name="T2">ABSOLVENT</text:span>:</text:p>
      <text:p text:style-name="P10">Bogdan Florin Ionita</text:p>
      <text:p text:style-name="P10"/>
      <text:p text:style-name="P12"/>
      <text:p text:style-name="P12">SESIUNEA IUNIE-IULIE</text:p>
      <text:p text:style-name="P12">2017</text:p>
      <text:p text:style-name="P5">UNIVERSITATEA “TITU MAIORESCU” DIN BUCUREŞTI </text:p>
      <text:p text:style-name="P4">FACULTATEA DE INFORMATICĂ</text:p>
      <text:p text:style-name="P9"/>
      <text:p text:style-name="P31"/>
      <text:p text:style-name="P31"/>
      <text:p text:style-name="P16"/>
      <text:p text:style-name="P30">LUCRARE DE LICENŢĂ</text:p>
      <text:p text:style-name="P35">Implementarea transform<text:span text:style-name="T4">ă</text:span>rilor grafice </text:p>
      <text:p text:style-name="P35">folosind OpenGL</text:p>
      <text:p text:style-name="P16"/>
      <text:p text:style-name="P16"/>
      <text:p text:style-name="P16"/>
      <text:p text:style-name="P16"/>
      <text:p text:style-name="P15">COORDONATOR ŞTIINŢIFIC:</text:p>
      <text:p text:style-name="P16">Conf.univ.dr.ing. Mironela Pîrnău </text:p>
      <text:p text:style-name="P17"><text:span text:style-name="T3">ABSOLVENT</text:span><text:span text:style-name="T1">:</text:span></text:p>
      <text:p text:style-name="P11">Bogdan Florin Ioni<text:span text:style-name="T8">ță</text:span></text:p>
      <text:p text:style-name="P11"/>
      <text:p text:style-name="P13"/>
      <text:p text:style-name="P13">SESIUNEA IUNIE-IULIE</text:p>
      <text:p text:style-name="P13">2017</text:p>
      <text:p text:style-name="P46"><text:soft-page-break/><text:span text:style-name="T12">UNIVERSITATEA TITU MAIORESCU </text:span></text:p>
      <text:p text:style-name="P18">FACULTATEA DE INFORMATICĂ </text:p>
      <text:p text:style-name="P18">DEPARTAMENTUL DE INFORMATICĂ</text:p>
      <text:p text:style-name="P19"/>
      <text:h text:style-name="P38" text:outline-level="1"><text:bookmark-start text:name="__RefHeading___Toc632_2186438518"/>REFERAT<text:bookmark-end text:name="__RefHeading___Toc632_2186438518"/></text:h>
      <text:p text:style-name="P20">DE APRECIERE A LUCRĂRII DE LICENȚĂ</text:p>
      <text:p text:style-name="P22"><text:span text:style-name="T9"/></text:p>
      <text:p text:style-name="P22"><text:span text:style-name="T9">TITLU</text:span><text:span text:style-name="T10">: Implementarea transform</text:span><text:span text:style-name="T11">ă</text:span><text:span text:style-name="T10">rilor grafice folosind OpenGL</text:span></text:p>
      <text:p text:style-name="P23"><text:span text:style-name="T7">ABSOLVENT:</text:span><text:span text:style-name="T5"> </text:span><text:span text:style-name="T6">Bogdan Florin Ioniță</text:span></text:p>
      <text:p text:style-name="P22"><text:span text:style-name="T9">PROFESOR COORDONATOR: </text:span><text:span text:style-name="T10">Conf.univ.dr.ing. Mironela Pîrnău </text:span></text:p>
      <text:p text:style-name="P21"/>
      <text:p text:style-name="P24">Referitor la conținutul lucrării, fac următoarele aprecieri:</text:p>
      <table:table table:name="Table2" table:style-name="Table2">
        <table:table-column table:style-name="Table2.A"/>
        <table:table-column table:style-name="Table2.B"/>
        <table:table-column table:style-name="Table2.C"/>
        <table:table-row>
          <table:table-cell table:style-name="Table2.A1" office:value-type="string">
            <text:p text:style-name="P34">A.</text:p>
          </table:table-cell>
          <table:table-cell table:style-name="Table2.A1" office:value-type="string">
            <text:p text:style-name="P33">Conţinutul ştiinţific al lucrării</text:p>
          </table:table-cell>
          <table:table-cell table:style-name="Table2.C1" office:value-type="string">
            <text:p text:style-name="P32">1 2 3 4 5 6 7 8 9 10</text:p>
          </table:table-cell>
        </table:table-row>
        <table:table-row>
          <table:table-cell table:style-name="Table2.A2" office:value-type="string">
            <text:p text:style-name="P34">B.</text:p>
          </table:table-cell>
          <table:table-cell table:style-name="Table2.A2" office:value-type="string">
            <text:p text:style-name="P33">Documentarea din literatura de specialitate</text:p>
          </table:table-cell>
          <table:table-cell table:style-name="Table2.C2" office:value-type="string">
            <text:p text:style-name="P32">1 2 3 4 5 6 7 8 9 10</text:p>
          </table:table-cell>
        </table:table-row>
        <table:table-row>
          <table:table-cell table:style-name="Table2.A2" office:value-type="string">
            <text:p text:style-name="P34">C.</text:p>
          </table:table-cell>
          <table:table-cell table:style-name="Table2.A2" office:value-type="string">
            <text:p text:style-name="P33">Contribuția proprie</text:p>
          </table:table-cell>
          <table:table-cell table:style-name="Table2.C2" office:value-type="string">
            <text:p text:style-name="P32">1 2 3 4 5 6 7 8 9 10</text:p>
          </table:table-cell>
        </table:table-row>
        <table:table-row>
          <table:table-cell table:style-name="Table2.A2" office:value-type="string">
            <text:p text:style-name="P34">D.</text:p>
          </table:table-cell>
          <table:table-cell table:style-name="Table2.A2" office:value-type="string">
            <text:p text:style-name="P33">Calitatea exprimării scrise și a redactării lucrării</text:p>
          </table:table-cell>
          <table:table-cell table:style-name="Table2.C2" office:value-type="string">
            <text:p text:style-name="P32">1 2 3 4 5 6 7 8 9 10</text:p>
          </table:table-cell>
        </table:table-row>
        <table:table-row>
          <table:table-cell table:style-name="Table2.A2" office:value-type="string">
            <text:p text:style-name="P34">E.</text:p>
          </table:table-cell>
          <table:table-cell table:style-name="Table2.A2" office:value-type="string">
            <text:p text:style-name="P33">Conlucrarea cu coordonatorul științific</text:p>
          </table:table-cell>
          <table:table-cell table:style-name="Table2.C2" office:value-type="string">
            <text:p text:style-name="P32">1 2 3 4 5 6 7 8 9 10</text:p>
          </table:table-cell>
        </table:table-row>
        <table:table-row>
          <table:table-cell table:style-name="Table2.A2" office:value-type="string">
            <text:p text:style-name="P34">F.</text:p>
          </table:table-cell>
          <table:table-cell table:style-name="Table2.A2" office:value-type="string">
            <text:p text:style-name="P33">Realizarea aplicației practice </text:p>
          </table:table-cell>
          <table:table-cell table:style-name="Table2.C2" office:value-type="string">
            <text:p text:style-name="P32">1 2 3 4 5 6 7 8 9 10</text:p>
          </table:table-cell>
        </table:table-row>
        <table:table-row>
          <table:table-cell table:style-name="Table2.A2" office:value-type="string">
            <text:p text:style-name="P33"/>
          </table:table-cell>
          <table:table-cell table:style-name="Table2.A2" office:value-type="string">
            <text:p text:style-name="P33"><text:span text:style-name="T13">Punctaj total</text:span> = (A+B+C+D+E+2F)/7</text:p>
          </table:table-cell>
          <table:table-cell table:style-name="Table2.C2" office:value-type="string">
            <text:p text:style-name="P32"/>
          </table:table-cell>
        </table:table-row>
      </table:table>
      <text:p text:style-name="P24"/>
      <text:p text:style-name="P24">În concluzie, consider că lucrarea de licență întrunește/ nu întrunește condițiile pentru a fi susținută în fața comisiei pentru examenul de licență din sesiunea iunie-iulie 2017 și o apreciez cu nota___________________. </text:p>
      <text:p text:style-name="P45"><text:span text:style-name="T14">CONDUCĂTOR ȘTIINȚIFIC</text:span>,</text:p>
      <text:p text:style-name="P45"><text:s/>______________________________</text:p>
      <text:h text:style-name="P40" text:outline-level="1"><text:bookmark-start text:name="__RefHeading___Toc634_2186438518"/>I. <text:span text:style-name="T15">CUPRINS</text:span><text:bookmark-end text:name="__RefHeading___Toc634_2186438518"/></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text:a xlink:type="simple" xlink:href="#__RefHeading___Toc632_2186438518" text:style-name="Index_20_Link" text:visited-style-name="Index_20_Link">REFERAT<text:tab/>3</text:a></text:p>
          <text:p text:style-name="P72"><text:a xlink:type="simple" xlink:href="#__RefHeading___Toc634_2186438518" text:style-name="Index_20_Link" text:visited-style-name="Index_20_Link">I. CUPRINS<text:tab/>4</text:a></text:p>
          <text:p text:style-name="P72"><text:a xlink:type="simple" xlink:href="#__RefHeading___Toc636_2186438518" text:style-name="Index_20_Link" text:visited-style-name="Index_20_Link">II. INTRODUCERE<text:tab/>5</text:a></text:p>
          <text:p text:style-name="P72"><text:a xlink:type="simple" xlink:href="#__RefHeading___Toc638_2186438518" text:style-name="Index_20_Link" text:visited-style-name="Index_20_Link">III. SPATII VECTORIALE, TRANSFORMARI<text:tab/>6</text:a></text:p>
          <text:p text:style-name="P73"><text:a xlink:type="simple" xlink:href="#__RefHeading___Toc640_2186438518" text:style-name="Index_20_Link" text:visited-style-name="Index_20_Link"><text:s/>III.1)<text:tab/>6</text:a></text:p>
          <text:p text:style-name="P73"><text:a xlink:type="simple" xlink:href="#__RefHeading___Toc642_2186438518" text:style-name="Index_20_Link" text:visited-style-name="Index_20_Link"><text:s/>III.2)<text:tab/>6</text:a></text:p>
          <text:p text:style-name="P72"><text:a xlink:type="simple" xlink:href="#__RefHeading___Toc644_2186438518" text:style-name="Index_20_Link" text:visited-style-name="Index_20_Link">IV. CONCLUZII<text:tab/>6</text:a></text:p>
          <text:p text:style-name="P72"><text:a xlink:type="simple" xlink:href="#__RefHeading___Toc646_2186438518" text:style-name="Index_20_Link" text:visited-style-name="Index_20_Link">V. BIBLIOGRAFIE<text:tab/>6</text:a></text:p>
          <text:p text:style-name="P72"><text:a xlink:type="simple" xlink:href="#__RefHeading___Toc648_2186438518" text:style-name="Index_20_Link" text:visited-style-name="Index_20_Link">VI. ANEXE<text:tab/>6</text:a></text:p>
        </text:index-body>
      </text:table-of-content>
      <text:p text:style-name="Text_20_body"/>
      <text:p text:style-name="P6"/>
      <text:h text:style-name="Heading_20_1" text:outline-level="1"><text:bookmark-start text:name="__RefHeading___Toc636_2186438518"/>II. INTRODUCERE<text:bookmark-end text:name="__RefHeading___Toc636_2186438518"/></text:h>
      <text:p text:style-name="P25"/>
      <text:p text:style-name="P25">OpenGL este o librarie de nivel jos cu ajutorul careia pot fi create aplicatii cu continut grafic bogat, atat 2D cat si 3D, folosind capabilitatile de randare grafica accelerata ale chipsetului dedicat, daca acesta este prezent.</text:p>
      <text:p text:style-name="P25">OpenGL a fost creat initial ca o librarie pentru limbajul C, dar ulterior au fost dezvoltate interferete peste aceasta pentru majoritatea limbajelor de programare comune, inclusiv pentru WEB (javascript / WebGL)</text:p>
      <text:p text:style-name="P26">Spre deosebire de alte API-uri grafice (cum ar fi DirectX, Vulkan etc), OpenGL reflecta mai indeaproape arhitectura si modul de functionare al hardware-ului, avand o structura relative simpla, dar care ofera toate functiile necesare si o performanta de top.</text:p>
      <text:p text:style-name="P26">Structurile de date si operatiile aplicate pe acestea in lucrul cu OpenGL se muleaza perfect pe echivalentele lor matematice, astfel avem de a face cu spatii vectoriale, vectori, operatii pe vectori (produs scalar / produs vectorial), baze (un set de trei axe ortogonale intre ele) si transformari de la o baza la alta (reprezentate prin matrici).</text:p>
      <text:p text:style-name="P27">Transformarile in teoria spatiilor vectoriale reprezinta operatii de traducere a unor vectori exprimati intr-o anumita baza in vectori echivalenti, dar exprimati in cadrul unei baze diferite, atat prin pozitionare cat si prin orientare sau dimensiune relativa.</text:p>
      <text:p text:style-name="P47">Lucrarea de fata isi propune sa exploreze acest univers matematic al spatiilor vectoriale si al transformarilor, precum si aplicabilitatea lor practica in programarea grafica 3D, folosind limbajul C++.</text:p>
      <text:h text:style-name="P40" text:outline-level="1"><text:bookmark-start text:name="__RefHeading___Toc638_2186438518"/>III. <text:span text:style-name="T43">CONTINUTUL LUCRARII</text:span><text:bookmark-end text:name="__RefHeading___Toc638_2186438518"/></text:h>
      <text:h text:style-name="P48" text:outline-level="2"><text:span text:style-name="T19"/></text:h>
      <text:h text:style-name="Heading_20_2" text:outline-level="2">III.1) Definitii</text:h>
      <text:h text:style-name="P48" text:outline-level="2"><text:span text:style-name="T19">In algebra, un spatiu vectorial reprezinta o multime de obiecte numite </text:span><text:span text:style-name="T20">vectori, </text:span><text:span text:style-name="T18">pe care sunt definite urmatoarele operatii: adunarea a doi vectori, inmultirea unui vector cu un scalar (numar real de obicei), produsul scalar a doi vectori, produsul vectorial a doi vectori. Exista si spatii vectoriale ale caror scalari pot fi numere complexe sau numere rationale. Operatiile de adunare a vectorilor si inmultire cu un scalar trebuie sa satisfaca niste cerinta, numite axiome, mentionate mai jos.</text:span></text:h>
      <text:p text:style-name="P70"><text:span text:style-name="T19">Un spatiu vectorial este caracterizat prin dimensiunea sa, care, in termeni generali, reprezinta numarul de directii independente din acel spatiu. Un element (vector) dintr-un spatiu </text:span><text:span text:style-name="T20">n</text:span><text:span text:style-name="T19">-dimensional va avea </text:span><text:span text:style-name="T20">n</text:span><text:span text:style-name="T19"> componente – fiecare componenta reprezinta o coordonata pe axa corespunzatoare din spatiu.</text:span></text:p>
      <text:p text:style-name="P70"><text:span text:style-name="T19">Din punct de vedere istoric, primele idei referitoare la spatii vectoriale pot fi regasite in secolul al 17-lea in geometria analitica, sisteme de ecuatii liniare si vectori euclidieni. In forma actuala, mai abstracta, formulata de Giuseppe Peano in 1888, spatiile vectoriale pot fi construite dintr-o paleta mai larga de obiecte decat vectori euclidieni, cum ar fi functii si alte obiecte matematice, dar in mare teoria poate fi privita ca o extensie a geometriei clasice in care apar drepte, planuri si analoagele lor in mai multe dimensiuni.</text:span></text:p>
      <text:p text:style-name="P70"><text:span text:style-name="T19"/></text:p>
      <text:h text:style-name="Heading_20_3" text:outline-level="3">Axiomele spatiilor vectoriale:</text:h>
      <text:list xml:id="list3613523576" text:style-name="L1">
        <text:list-item>
          <text:p text:style-name="P50">Asociativitatea adunarii:</text:p>
          <text:list>
            <text:list-item>
              <text:p text:style-name="P50">u + (v + w) = (u + v) + w</text:p>
            </text:list-item>
          </text:list>
        </text:list-item>
        <text:list-item>
          <text:p text:style-name="P50">Comutativitatea adunarii:</text:p>
          <text:list>
            <text:list-item>
              <text:p text:style-name="P50">u + v = v + u</text:p>
            </text:list-item>
          </text:list>
        </text:list-item>
        <text:list-item>
          <text:p text:style-name="P50">Element neutru la adunare:</text:p>
          <text:list>
            <text:list-item>
              <text:p text:style-name="P50">exista <text:s/>0 ∈ V astfel incat v + 0 = v, oricare ar fi v ∈ V</text:p>
            </text:list-item>
          </text:list>
        </text:list-item>
        <text:list-item>
          <text:p text:style-name="P50">Element opus la adunare:</text:p>
          <text:list>
            <text:list-item>
              <text:p text:style-name="P50"><text:span text:style-name="T21">pentru orice v ∈ V exista un element -v ∈ V astfel incat v + (-v) = 0</text:span></text:p>
            </text:list-item>
          </text:list>
        </text:list-item>
        <text:list-item>
          <text:p text:style-name="P49">Compatibilitatea inmultirii cu un scalar fata de inmultirea scalarilor:</text:p>
          <text:list>
            <text:list-item>
              <text:p text:style-name="P49"><text:soft-page-break/>a(bv) = (ab)v</text:p>
            </text:list-item>
          </text:list>
        </text:list-item>
        <text:list-item>
          <text:p text:style-name="P49">Element neutru la inmultirea cu un scalar:</text:p>
          <text:list>
            <text:list-item>
              <text:p text:style-name="P49"><text:span text:style-name="T13">1</text:span>v = v</text:p>
            </text:list-item>
          </text:list>
        </text:list-item>
        <text:list-item>
          <text:p text:style-name="P49">Distributivitatea inmultirii cu un scalar fata de adunarea vectorilor:</text:p>
          <text:list>
            <text:list-item>
              <text:p text:style-name="P49">a(u+v) = au + av</text:p>
            </text:list-item>
          </text:list>
        </text:list-item>
        <text:list-item>
          <text:p text:style-name="P49">Distributivitatea inmultirii cu un scalar fata de adunarea scalarilor:</text:p>
          <text:list>
            <text:list-item>
              <text:p text:style-name="P49">(a+b)v = av + bv</text:p>
            </text:list-item>
          </text:list>
        </text:list-item>
      </text:list>
      <text:p text:style-name="P71"><text:span text:style-name="T17"/></text:p>
      <text:h text:style-name="Heading_20_2" text:outline-level="2"><text:span text:style-name="T43">III.2) </text:span>Proprietati ale spatiilor vectoriale</text:h>
      <text:p text:style-name="Text_20_body">In continuare vom face referire la spatiile vectoriale bi sau tridimensionale (2, respectiv 3 directii independente) peste numere reale (fiecare coordonata este exprimata printr-un numar real) intrucat acestea fac obiectul lucrarii de fata.</text:p>
      <text:h text:style-name="P51" text:outline-level="2"/>
      <text:h text:style-name="P52" text:outline-level="2">Fie spatiul vectorial V<text:span text:style-name="T22">3</text:span><text:span text:style-name="T23">(</text:span><text:span text:style-name="T24">R</text:span><text:span text:style-name="T23">), cu elemente de forma </text:span></text:h>
      <text:h text:style-name="P53" text:outline-level="2"><text:span text:style-name="T23">v = (v1, v2, v3), unde v1, v2, v3 ∈ </text:span><text:span text:style-name="T24">R</text:span><text:span text:style-name="T28">. </text:span></text:h>
      <text:h text:style-name="P51" text:outline-level="2"><text:span text:style-name="T28">Elementul v</text:span><text:span text:style-name="T37">0</text:span><text:span text:style-name="T28">(0, 0, 0) se numeste “originea” spatiului V.</text:span></text:h>
      <text:h text:style-name="P54" text:outline-level="2"><text:span text:style-name="T28">Punctele v</text:span><text:span text:style-name="T37">1</text:span><text:span text:style-name="T28">(1, 0, 0), v</text:span><text:span text:style-name="T37">2</text:span><text:span text:style-name="T28">(0, 1, 0), v</text:span><text:span text:style-name="T37">3</text:span><text:span text:style-name="T28">(0, 0, 1) impreuna cu v</text:span><text:span text:style-name="T37">0 </text:span><text:span text:style-name="T28">definesc 3 semi-drepte ortogonale intre ele, orientate de la origine catre v</text:span><text:span text:style-name="T37">1</text:span><text:span text:style-name="T28">, v</text:span><text:span text:style-name="T37">2</text:span><text:span text:style-name="T28">, respectiv v</text:span><text:span text:style-name="T37">3</text:span><text:span text:style-name="T28">. Deoarece sunt ortogonale intre ele, aceste semidrepte definesc 3 directii liniar-independente, formand deci baza canonica a spatiului V.</text:span></text:h>
      <text:h text:style-name="P54" text:outline-level="2"><text:span text:style-name="T28">Vectorii i=v</text:span><text:span text:style-name="T37">1</text:span><text:span text:style-name="T28"> – v</text:span><text:span text:style-name="T37">0</text:span><text:span text:style-name="T28">, j=v</text:span><text:span text:style-name="T37">2</text:span><text:span text:style-name="T28"> – v</text:span><text:span text:style-name="T37">0</text:span><text:span text:style-name="T28">, k=v</text:span><text:span text:style-name="T37">3</text:span><text:span text:style-name="T28"> – v</text:span><text:span text:style-name="T37">0</text:span><text:span text:style-name="T28">,</text:span><text:span text:style-name="T37"> </text:span><text:span text:style-name="T28">componentele bazei canonice, sunt folositi pentru a exprima intr-o forma convenabila orice vector din spatiul V sub forma:</text:span></text:h>
      <text:h text:style-name="P55" text:outline-level="2"><text:span text:style-name="T28">v = v</text:span><text:span text:style-name="T37">x</text:span><text:span text:style-name="T24">i </text:span><text:span text:style-name="T28">+ v</text:span><text:span text:style-name="T37">y</text:span><text:span text:style-name="T24">j</text:span><text:span text:style-name="T28"> + v</text:span><text:span text:style-name="T37">z</text:span><text:span text:style-name="T24">k</text:span></text:h>
      <text:h text:style-name="P58" text:outline-level="2"><text:span text:style-name="T23">In aceasta expresie, scalarii v</text:span><text:span text:style-name="T36">x</text:span><text:span text:style-name="T23">, v</text:span><text:span text:style-name="T36">y</text:span><text:span text:style-name="T23"> si v</text:span><text:span text:style-name="T36">z</text:span><text:span text:style-name="T23"> reprezinta </text:span><text:span text:style-name="T24">coordonatele</text:span><text:span text:style-name="T23"> vectorului v in baza canonica a spatiului V, iar vectorii </text:span><text:span text:style-name="T33">i</text:span><text:span text:style-name="T32">, </text:span><text:span text:style-name="T33">j</text:span><text:span text:style-name="T32">, </text:span><text:span text:style-name="T33">k</text:span><text:span text:style-name="T32"> reprezinta axele bazei.</text:span></text:h>
      <text:h text:style-name="P58" text:outline-level="2"><text:span text:style-name="T23"/></text:h>
      <text:h text:style-name="P58" text:outline-level="2"><text:span text:style-name="T23"/></text:h>
      <text:h text:style-name="Heading_20_2" text:outline-level="2"><text:soft-page-break/><text:span text:style-name="T43">III.3) </text:span>Baze <text:span text:style-name="T42">si coordonate</text:span></text:h>
      <text:p text:style-name="P56"><text:span text:style-name="T23">Intr-un spatiu vectorial de forma V</text:span><text:span text:style-name="T22">3</text:span><text:span text:style-name="T23">(</text:span><text:span text:style-name="T24">R</text:span><text:span text:style-name="T28">) pot fi definite oricate baze cu orientari ale axelor diferite, dar cu origine comuna in (0, 0, 0). Din punct de vedere matematic, aceste baze nu trebuie neaparat sa aiba axele perpendiculare intre ele (liniar independente), insa in majoritatea cazurilor, in practica vom folosi doar baze ortogonale.</text:span></text:p>
      <text:p text:style-name="P56"><text:span text:style-name="T28">Fie baza B</text:span><text:span text:style-name="T40">0</text:span><text:span text:style-name="T28"> = {</text:span><text:span text:style-name="T24">i</text:span><text:span text:style-name="T28">, </text:span><text:span text:style-name="T24">j</text:span><text:span text:style-name="T28">, </text:span><text:span text:style-name="T24">k</text:span><text:span text:style-name="T28">} si B = {</text:span><text:span text:style-name="T24">r</text:span><text:span text:style-name="T28">, </text:span><text:span text:style-name="T24">s</text:span><text:span text:style-name="T28">, </text:span><text:span text:style-name="T24">t</text:span><text:span text:style-name="T28">}. Un vector </text:span><text:span text:style-name="T24">v</text:span><text:span text:style-name="T28"> </text:span><text:span text:style-name="T30">= x</text:span><text:span text:style-name="T26">i</text:span><text:span text:style-name="T30"> + y</text:span><text:span text:style-name="T26">j</text:span><text:span text:style-name="T30"> + z</text:span><text:span text:style-name="T26">k</text:span><text:span text:style-name="T28"> din spatiul V poate fi exprimat relativ la oricare din aceste baze, dar va avea coordonate diferite in fiecare dintre ele.</text:span></text:p>
      <text:p text:style-name="P56"><text:span text:style-name="T28">Coordonatele vectorului v in baza B pot fi calculate cu ajutorul produsului scalar intre vectorul v si fiecare axa a bazei B:</text:span></text:p>
      <text:p text:style-name="P57"><text:span text:style-name="T28">v</text:span><text:span text:style-name="T37">x</text:span><text:span text:style-name="T28">(B) </text:span><text:span text:style-name="T29">= x’ </text:span><text:span text:style-name="T28">= </text:span><text:span text:style-name="T24">v</text:span><text:span text:style-name="T28">*</text:span><text:span text:style-name="T24">r</text:span><text:span text:style-name="T28">, v</text:span><text:span text:style-name="T37">y</text:span><text:span text:style-name="T28">(B)</text:span><text:span text:style-name="T29"> = y’</text:span><text:span text:style-name="T28"> = </text:span><text:span text:style-name="T24">v</text:span><text:span text:style-name="T28">*</text:span><text:span text:style-name="T24">s</text:span><text:span text:style-name="T28">, </text:span><text:span text:style-name="T29">v</text:span><text:span text:style-name="T38">z</text:span><text:span text:style-name="T29">(B) = z’ = </text:span><text:span text:style-name="T25">v</text:span><text:span text:style-name="T29">*</text:span><text:span text:style-name="T25">t</text:span></text:p>
      <text:p text:style-name="P59"><text:span text:style-name="T23">Astfel putem acum exprima vectorul </text:span><text:span text:style-name="T24">v</text:span><text:span text:style-name="T23"> relativ la baza B astfel:</text:span></text:p>
      <text:p text:style-name="P60"><text:span text:style-name="T24">v</text:span><text:span text:style-name="T23"> = x’</text:span><text:span text:style-name="T24">r</text:span><text:span text:style-name="T23"> + y’</text:span><text:span text:style-name="T24">s</text:span><text:span text:style-name="T23"> + z’</text:span><text:span text:style-name="T24">t</text:span></text:p>
      <text:p text:style-name="P61"><text:span text:style-name="T23">Pentru calcularea produsului scalar, putem reprezenta coordonatele vectorilor sub forma unor matrici linie sau coloana, tinand cont ca aceste reprezentari sunt relative la o anumita baza:</text:span></text:p>
      <text:p text:style-name="P64"><text:span text:style-name="T27">v</text:span><text:span text:style-name="T31">(B</text:span><text:span text:style-name="T39">0</text:span><text:span text:style-name="T31">) = [x y z], </text:span><text:span text:style-name="T24">r</text:span><text:span text:style-name="T23">(B</text:span><text:span text:style-name="T36">0</text:span><text:span text:style-name="T34">) = [r</text:span><text:span text:style-name="T41">x </text:span><text:span text:style-name="T34">r</text:span><text:span text:style-name="T41">y</text:span><text:span text:style-name="T34"> r</text:span><text:span text:style-name="T41">z</text:span><text:span text:style-name="T34">], </text:span><text:span text:style-name="T27">s</text:span><text:span text:style-name="T34">(B</text:span><text:span text:style-name="T41">0</text:span><text:span text:style-name="T34">) = [s</text:span><text:span text:style-name="T41">xs</text:span><text:span text:style-name="T34">r</text:span><text:span text:style-name="T41">y</text:span><text:span text:style-name="T34"> s</text:span><text:span text:style-name="T41">z</text:span><text:span text:style-name="T34">], </text:span><text:span text:style-name="T27">t</text:span><text:span text:style-name="T34">(B</text:span><text:span text:style-name="T41">0</text:span><text:span text:style-name="T34">) = [t</text:span><text:span text:style-name="T41">x </text:span><text:span text:style-name="T34">t</text:span><text:span text:style-name="T41">y</text:span><text:span text:style-name="T34"> t</text:span><text:span text:style-name="T41">z</text:span><text:span text:style-name="T34">]</text:span></text:p>
      <text:p text:style-name="P62"><text:span text:style-name="T23">Astfel:</text:span></text:p>
      <text:p text:style-name="P63"><text:span text:style-name="T23">x’ = [x y z] * [r</text:span><text:span text:style-name="T36">x</text:span><text:span text:style-name="T23"><text:tab/>= x*r</text:span><text:span text:style-name="T36">x</text:span><text:span text:style-name="T35">+</text:span><text:span text:style-name="T23">y*r</text:span><text:span text:style-name="T36">y</text:span><text:span text:style-name="T35">+</text:span><text:span text:style-name="T23">z*r</text:span><text:span text:style-name="T36">z</text:span></text:p>
      <text:p text:style-name="P63"><text:span text:style-name="T23"><text:tab/><text:tab/>r</text:span><text:span text:style-name="T36">y</text:span></text:p>
      <text:p text:style-name="P63"><text:span text:style-name="T23"><text:tab/><text:tab/>r</text:span><text:span text:style-name="T36">z</text:span><text:span text:style-name="T23">]</text:span></text:p>
      <text:p text:style-name="P63"><text:span text:style-name="T23">y’ = [x y z] * [s</text:span><text:span text:style-name="T36">x</text:span><text:span text:style-name="T23"><text:tab/>= x*s</text:span><text:span text:style-name="T36">x</text:span><text:span text:style-name="T35">+</text:span><text:span text:style-name="T23">y*s</text:span><text:span text:style-name="T36">y</text:span><text:span text:style-name="T35">+</text:span><text:span text:style-name="T23">z*s</text:span><text:span text:style-name="T36">z</text:span></text:p>
      <text:p text:style-name="P63"><text:span text:style-name="T23"><text:tab/><text:tab/>s</text:span><text:span text:style-name="T36">y</text:span></text:p>
      <text:p text:style-name="P63"><text:span text:style-name="T23"><text:tab/><text:tab/>s</text:span><text:span text:style-name="T36">z</text:span><text:span text:style-name="T23">]</text:span></text:p>
      <text:p text:style-name="P63"><text:span text:style-name="T23">z’ = [x y z] * [t</text:span><text:span text:style-name="T36">x</text:span><text:span text:style-name="T23"><text:tab/>= x*t</text:span><text:span text:style-name="T36">x</text:span><text:span text:style-name="T35">+</text:span><text:span text:style-name="T23">y*t</text:span><text:span text:style-name="T36">y</text:span><text:span text:style-name="T35">+</text:span><text:span text:style-name="T23">z*t</text:span><text:span text:style-name="T36">z</text:span></text:p>
      <text:p text:style-name="P63"><text:span text:style-name="T23"><text:tab/><text:tab/>t</text:span><text:span text:style-name="T36">y</text:span></text:p>
      <text:p text:style-name="P63"><text:span text:style-name="T23"><text:tab/><text:tab/>t</text:span><text:span text:style-name="T36">z</text:span><text:span text:style-name="T23">]</text:span></text:p>
      <text:p text:style-name="P63"><text:span text:style-name="T23"/></text:p>
      <text:p text:style-name="P65"><text:span text:style-name="T23">Putem concatena aceste 3 operatii intr-una singura, inmultind vectorul </text:span><text:span text:style-name="T24">v </text:span><text:span text:style-name="T28">cu o matrice M ale carei coloane reprezinta coordonatele axelor bazei B:</text:span></text:p>
      <text:p text:style-name="P65"><text:span text:style-name="T28"/></text:p>
      <text:p text:style-name="P65"><text:soft-page-break/><text:span text:style-name="T28">[x’ y’ z’] = [x y z] * [r</text:span><text:span text:style-name="T37">x</text:span><text:span text:style-name="T28"> s</text:span><text:span text:style-name="T37">x</text:span><text:span text:style-name="T28"> t</text:span><text:span text:style-name="T37">x<text:tab/></text:span><text:span text:style-name="T28">= [</text:span><text:span text:style-name="T31">x*r</text:span><text:span text:style-name="T39">x</text:span><text:span text:style-name="T28">+</text:span><text:span text:style-name="T31">y*r</text:span><text:span text:style-name="T39">y</text:span><text:span text:style-name="T28">+</text:span><text:span text:style-name="T31">z*r</text:span><text:span text:style-name="T39">z <text:s text:c="5"/></text:span><text:span text:style-name="T31">x*s</text:span><text:span text:style-name="T39">x</text:span><text:span text:style-name="T28">+</text:span><text:span text:style-name="T31">y*s</text:span><text:span text:style-name="T39">y</text:span><text:span text:style-name="T28">+</text:span><text:span text:style-name="T31">z*s</text:span><text:span text:style-name="T39">z <text:s text:c="5"/></text:span><text:span text:style-name="T31">x*t</text:span><text:span text:style-name="T39">x</text:span><text:span text:style-name="T28">+</text:span><text:span text:style-name="T31">y*t</text:span><text:span text:style-name="T39">y</text:span><text:span text:style-name="T28">+</text:span><text:span text:style-name="T31">z*t</text:span><text:span text:style-name="T39">z</text:span><text:span text:style-name="T28">]</text:span></text:p>
      <text:p text:style-name="P65"><text:span text:style-name="T28"><text:tab/><text:tab/><text:tab/>r</text:span><text:span text:style-name="T37">y</text:span><text:span text:style-name="T28"> s</text:span><text:span text:style-name="T37">y</text:span><text:span text:style-name="T28"> t</text:span><text:span text:style-name="T37">y</text:span></text:p>
      <text:p text:style-name="P65"><text:span text:style-name="T28"><text:tab/><text:tab/><text:tab/>r</text:span><text:span text:style-name="T37">z</text:span><text:span text:style-name="T28"> s</text:span><text:span text:style-name="T37">z</text:span><text:span text:style-name="T28"> t</text:span><text:span text:style-name="T37">z</text:span><text:span text:style-name="T28">]</text:span></text:p>
      <text:p text:style-name="P65"><text:span text:style-name="T28">sau pe scurt: </text:span><text:span text:style-name="T24">v</text:span><text:span text:style-name="T37">B</text:span><text:span text:style-name="T28"> = </text:span><text:span text:style-name="T24">v</text:span><text:span text:style-name="T37">B0</text:span><text:span text:style-name="T28"> * M</text:span></text:p>
      <text:p text:style-name="P68"><text:span text:style-name="T28">Matricea M se numeste </text:span><text:span text:style-name="T24">matricea de trecere</text:span><text:span text:style-name="T28"> de la baza B</text:span><text:span text:style-name="T37">0</text:span><text:span text:style-name="T28"> la baza B.</text:span></text:p>
      <text:p text:style-name="P65"><text:span text:style-name="T28"/></text:p>
      <text:h text:style-name="Heading_20_2" text:outline-level="2">III.4) Transformari</text:h>
      <text:p text:style-name="P66">O transformare reprezinta inmultirea unui vector cu o matrice in modul indicat mai sus. In functie de tipul matricei, transformarea poate avea diferite <text:span text:style-name="T44">valente</text:span>:</text:p>
      <text:list xml:id="list2948016762" text:style-name="L2">
        <text:list-item>
          <text:p text:style-name="P67">trecere de la o baza la alta</text:p>
        </text:list-item>
        <text:list-item>
          <text:p text:style-name="P67">rotatie in jurul unei axe care trece prin origine</text:p>
        </text:list-item>
        <text:list-item>
          <text:p text:style-name="P67">scalare</text:p>
        </text:list-item>
        <text:list-item>
          <text:p text:style-name="P67">deformare – cand se trece de la o baza ortogonala la una neortogonala sau invers</text:p>
        </text:list-item>
      </text:list>
      <text:p text:style-name="P66">In principiu se poate construi o matrice de transformare pentru orice fel de manipulare geometrica. De asemenea matricile de transformare pot fi combinate, prin inmultirea lor.</text:p>
      <text:p text:style-name="P66">Orice transformare (rotatie, scalare, etc) poate fi privita ca o trecere de la o baza la alta, daca consideram coordonatele vectorului initial definite relativ la baza initiala si transformarea ca matricea de trecere de la acea baza la baza finala. <text:span text:style-name="T43">Acest aspect este important in realizarea practica a transformarilor geometrice in grafica pe calculator.</text:span></text:p>
      <text:p text:style-name="P69">Din punct de vedere matematic, o transformare reprezinta o functie bijectiva care atribuie fiecarui vector <text:span text:style-name="T13">v</text:span> un alt vector <text:span text:style-name="T13">v’</text:span><text:span text:style-name="T16"> dupa niste reguli clare, pastrand anumite relatii dintre elemente.</text:span></text:p>
      <text:h text:style-name="P37" text:outline-level="2">III.<text:span text:style-name="T43">5</text:span>) MODUL DE FUNCTIONARE AL OPENGL</text:h>
      <text:h text:style-name="P36" text:outline-level="2"/>
      <text:h text:style-name="P37" text:outline-level="2">III.<text:span text:style-name="T43">6</text:span>) MODELUL DE DATE IN OPENGL</text:h>
      <text:h text:style-name="P36" text:outline-level="2"/>
      <text:h text:style-name="P37" text:outline-level="2">III.<text:span text:style-name="T43">7</text:span>) LIBRARIA GLM</text:h>
      <text:h text:style-name="P36" text:outline-level="2"/>
      <text:h text:style-name="P37" text:outline-level="2">III.<text:span text:style-name="T43">8</text:span>) APLICAREA TRANSFORMARILOR IN OPENGL</text:h>
      <text:h text:style-name="P39" text:outline-level="1"/>
      <text:h text:style-name="P40" text:outline-level="1"><text:bookmark-start text:name="__RefHeading___Toc644_2186438518"/>IV. CONCLUZII<text:bookmark-end text:name="__RefHeading___Toc644_2186438518"/></text:h>
      <text:h text:style-name="P39" text:outline-level="1"/>
      <text:h text:style-name="P40" text:outline-level="1"><text:bookmark-start text:name="__RefHeading___Toc646_2186438518"/>V. BIBLIOGRAFIE<text:bookmark-end text:name="__RefHeading___Toc646_2186438518"/></text:h>
      <text:h text:style-name="P39" text:outline-level="1"/>
      <text:h text:style-name="P40" text:outline-level="1"><text:bookmark-start text:name="__RefHeading___Toc648_2186438518"/>VI. ANEXE<text:bookmark-end text:name="__RefHeading___Toc648_218643851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Roman No9 L" svg:font-family="'Nimbus Roman No9 L', 'Times New Roman', Times, serif"/>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start" style:justify-single-word="false"/>
      <style:text-properties style:font-name="Times New Roman" fo:font-family="'Times New Roman'" style:font-family-generic="roman" style:font-pitch="variable" officeooo:rsid="0015bd8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1de0d5" officeooo:paragraph-rsid="001de0d5"/>
    </style:style>
    <style:style style:name="MP2" style:family="paragraph" style:parent-style-name="Footer">
      <style:text-properties fo:color="#999999" officeooo:rsid="001de0d5" officeooo:paragraph-rsid="001de0d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Implementarea transformarilor grafice folosind OpenGL<text:tab/>Bogdan Florin Ionita</text:p>
      </style:header>
      <style:header-first>
        <text:p text:style-name="MP1"/>
      </style:header-first>
      <style:footer>
        <text:p text:style-name="MP2">Universitatea Titu Maiorescu Bucuresti<text:tab/><text:page-number text:select-page="current">16</text:page-number><text:tab/>Facultatea de Informatica</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22:46.118668406</meta:creation-date>
    <dc:date>2017-06-08T23:14:23.044810425</dc:date>
    <meta:editing-duration>PT2H23M4S</meta:editing-duration>
    <meta:editing-cycles>24</meta:editing-cycles>
    <meta:generator>LibreOffice/5.3.2.2$Linux_X86_64 LibreOffice_project/30m0$Build-2</meta:generator>
    <meta:document-statistic meta:table-count="1" meta:image-count="0" meta:object-count="0" meta:page-count="16" meta:paragraph-count="142" meta:word-count="1496" meta:character-count="9096" meta:non-whitespace-character-count="7713"/>
  </office:meta>
</office:document-meta>
</file>